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Linear_20_magenta_2f_green" draw:fill-hatch-name="Black_20_0_20_Degrees" draw:opacity="100%" draw:textarea-horizontal-align="left" draw:textarea-vertical-align="bottom" draw:auto-grow-height="false" draw:shadow="hidden" draw:shadow-opacity="100%"/>
    </style:style>
    <style:style style:name="gr2" style:family="graphic" style:parent-style-name="standard">
      <style:graphic-properties draw:fill="solid" draw:fill-color="#e6e6e6" draw:fill-gradient-name="Linear_20_magenta_2f_green" draw:fill-hatch-name="Black_20_0_20_Degrees" draw:opacity="50%" draw:textarea-horizontal-align="left" draw:textarea-vertical-align="bottom" draw:auto-grow-height="false" draw:shadow="hidden" draw:shadow-opacity="50%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cc6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47b8b8" draw:textarea-horizontal-align="justify" draw:textarea-vertical-align="top" draw:auto-grow-height="false"/>
    </style:style>
    <style:style style:name="gr9" style:family="graphic" style:parent-style-name="standard">
      <style:graphic-properties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5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top="0.2cm" fo:margin-bottom="0cm" fo:text-align="center"/>
    </style:style>
    <style:style style:name="P4" style:family="paragraph">
      <style:paragraph-properties fo:margin-top="0.2cm" fo:margin-bottom="0cm" fo:text-align="start"/>
    </style:style>
    <style:style style:name="P5" style:family="paragraph">
      <style:paragraph-properties fo:margin-top="0.2cm" fo:margin-bottom="0cm"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fo:font-size="15pt" style:text-underline-style="none" style:font-size-asian="15pt" style:font-size-complex="1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4.5cm" svg:height="9cm" svg:x="4.5cm" svg:y="29cm">
          <text:p text:style-name="P1">Local Di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cm" svg:height="8cm" svg:x="1cm" svg:y="28.5cm">
          <text:p text:style-name="P1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cm" svg:height="2cm" svg:x="11.5cm" svg:y="34cm">
          <text:p text:style-name="P2">Turn-poin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4.5cm" svg:height="2cm" svg:x="11.5cm" svg:y="32.5cm">
          <text:p text:style-name="P2">Airfiel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6" draw:id="id16" draw:layer="layout" svg:width="4.5cm" svg:height="2cm" svg:x="11.5cm" svg:y="31cm">
          <text:p text:style-name="P2">Airspa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4.5cm" svg:height="2cm" svg:x="5.5cm" svg:y="34cm">
          <text:p text:style-name="P2">Map Label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4.5cm" svg:height="2cm" svg:x="5.5cm" svg:y="32.5cm">
          <text:p text:style-name="P2">Terrai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4.5cm" svg:height="2cm" svg:x="5.5cm" svg:y="31cm">
          <text:p text:style-name="P2">Vecto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5" draw:id="id5" draw:layer="layout" svg:width="4.5cm" svg:height="2cm" svg:x="5.5cm" svg:y="29.5cm">
          <text:p text:style-name="P2">Raster Map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xml:id="id4" draw:id="id4" draw:layer="layout" svg:width="6.5cm" svg:height="2.5cm" svg:x="6.5cm" svg:y="10.5cm">
          <text:p text:style-name="P3"><text:span text:style-name="T1">Map View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6.5cm" svg:height="2.5cm" svg:x="4.5cm" svg:y="24cm">
          <draw:glue-point draw:id="4" svg:x="-1.923cm" svg:y="-5cm"/>
          <draw:glue-point draw:id="5" svg:x="1.923cm" svg:y="-5cm"/>
          <text:p text:style-name="P3"><text:span text:style-name="T1">Map Data Access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7" draw:id="id7" draw:layer="layout" svg:width="6.5cm" svg:height="2.5cm" svg:x="0.5cm" svg:y="16.5cm">
          <text:p text:style-name="P3"><text:span text:style-name="T1">Map Rendering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6.5cm" svg:height="2.5cm" svg:x="14.5cm" svg:y="16.5cm">
          <text:p text:style-name="P3"><text:span text:style-name="T1">IGC Visualisation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2" draw:id="id2" draw:layer="layout" svg:width="6.5cm" svg:height="2.5cm" svg:x="23.5cm" svg:y="22cm">
          <draw:glue-point draw:id="4" svg:x="2.692cm" svg:y="-5cm"/>
          <draw:glue-point draw:id="5" svg:x="-1.923cm" svg:y="-5cm"/>
          <draw:glue-point draw:id="6" svg:x="1.923cm" svg:y="-5cm"/>
          <text:p text:style-name="P3"><text:span text:style-name="T1">IGC Data Access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line-skew="-2.251cm" svg:x1="25.75cm" svg:y1="34cm" svg:x2="26.75cm" svg:y2="24.5cm" draw:start-shape="id1" draw:start-glue-point="5" draw:end-shape="id2" draw:end-glue-point="2" svg:d="m25750 34000v-7000h1000v-2500">
          <text:p/>
        </draw:connector>
        <draw:connector draw:style-name="gr6" draw:text-style-name="P2" draw:layer="layout" svg:x1="26.75cm" svg:y1="22cm" svg:x2="21cm" svg:y2="17.75cm" draw:start-shape="id2" draw:start-glue-point="0" draw:end-shape="id3" draw:end-glue-point="1" svg:d="m26750 22000v-4250h-5750">
          <text:p/>
        </draw:connector>
        <draw:custom-shape draw:style-name="gr4" draw:text-style-name="P5" xml:id="id14" draw:id="id14" draw:layer="layout" svg:width="6.5cm" svg:height="2.5cm" svg:x="17cm" svg:y="4cm">
          <text:p text:style-name="P3"><text:span text:style-name="T1">Main Window</text:span></text:p>
          <text:p text:style-name="P4"><text:span text:style-name="T3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7.75cm" svg:y1="16.5cm" svg:x2="9.75cm" svg:y2="13cm" draw:start-shape="id3" draw:start-glue-point="0" draw:end-shape="id4" svg:d="m17750 16500v-1749h-8000v-1751">
          <text:p/>
        </draw:connector>
        <draw:custom-shape draw:style-name="gr1" draw:text-style-name="P1" xml:id="id15" draw:id="id15" draw:layer="layout" svg:width="27cm" svg:height="5.5cm" svg:x="22.5cm" svg:y="10.5cm">
          <text:p text:style-name="P1">G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6.5cm" svg:height="2.5cm" svg:x="36cm" svg:y="12cm">
          <text:p text:style-name="P3"><text:span text:style-name="T1">IGC GUI</text:span></text:p>
          <text:p text:style-name="P4"><text:span text:style-name="T3">Graph, buttons, ...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7.75cm" svg:y1="29.5cm" svg:x2="7.75cm" svg:y2="26.5cm" draw:start-shape="id5" draw:start-glue-point="5" draw:end-shape="id6" draw:end-glue-point="2" svg:d="m7750 29500v-3000">
          <text:p/>
        </draw:connector>
        <draw:connector draw:style-name="gr6" draw:text-style-name="P2" draw:layer="layout" svg:x1="6.501cm" svg:y1="24cm" svg:x2="3.75cm" svg:y2="19cm" draw:start-shape="id6" draw:start-glue-point="4" draw:end-shape="id7" draw:end-glue-point="2" svg:d="m6501 24000v-2499h-2751v-2501">
          <text:p/>
        </draw:connector>
        <draw:connector draw:style-name="gr6" draw:text-style-name="P2" draw:layer="layout" svg:x1="3.75cm" svg:y1="16.5cm" svg:x2="9.75cm" svg:y2="13cm" draw:start-shape="id7" draw:start-glue-point="0" draw:end-shape="id4" draw:end-glue-point="2" svg:d="m3750 16500v-1749h6000v-1751">
          <text:p/>
        </draw:connector>
        <draw:connector draw:style-name="gr6" draw:text-style-name="P2" draw:layer="layout" draw:line-skew="-0.251cm" svg:x1="27.999cm" svg:y1="22cm" svg:x2="39.25cm" svg:y2="14.5cm" draw:start-shape="id2" draw:start-glue-point="6" draw:end-shape="id8" draw:end-glue-point="2" svg:d="m27999 22000v-4000h11251v-3500">
          <text:p/>
        </draw:connector>
        <draw:custom-shape draw:style-name="gr5" draw:text-style-name="P5" xml:id="id9" draw:id="id9" draw:layer="layout" svg:width="6.5cm" svg:height="2.5cm" svg:x="7.5cm" svg:y="16.5cm">
          <text:p text:style-name="P3"><text:span text:style-name="T1">Task Rendering</text:span></text:p>
          <text:p text:style-name="P3"><text:span text:style-name="T3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10.75cm" svg:y1="16.5cm" svg:x2="9.75cm" svg:y2="13cm" draw:start-shape="id9" draw:start-glue-point="0" draw:end-shape="id4" draw:end-glue-point="2" svg:d="m10750 16500v-1749h-1000v-1751">
          <text:p/>
        </draw:connector>
        <draw:connector draw:style-name="gr6" draw:text-style-name="P2" draw:layer="layout" draw:type="curve" draw:line-skew="1.749cm" svg:x1="8.999cm" svg:y1="24cm" svg:x2="26.25cm" svg:y2="14.5cm" draw:start-shape="id6" draw:start-glue-point="5" draw:end-shape="id10" draw:end-glue-point="2" svg:d="m8999 24000c0-4500 17251 250 17251-9500">
          <text:p/>
        </draw:connector>
        <draw:custom-shape draw:style-name="gr4" draw:text-style-name="P5" xml:id="id10" draw:id="id10" draw:layer="layout" svg:width="6.5cm" svg:height="2.5cm" svg:x="23cm" svg:y="12cm">
          <text:p text:style-name="P3"><text:span text:style-name="T1">Map GUI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2" draw:id="id12" draw:layer="layout" svg:width="4.5cm" svg:height="2cm" svg:x="17.5cm" svg:y="34cm">
          <draw:glue-point draw:id="9" svg:x="2.777cm" svg:y="-5cm"/>
          <text:p text:style-name="P2">Tas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5" xml:id="id11" draw:id="id11" draw:layer="layout" svg:width="6.5cm" svg:height="2.5cm" svg:x="14.5cm" svg:y="24cm">
          <draw:glue-point draw:id="4" svg:x="-1.923cm" svg:y="-5cm"/>
          <draw:glue-point draw:id="5" svg:x="1.923cm" svg:y="-5cm"/>
          <text:p text:style-name="P3"><text:span text:style-name="T1">Task Data Access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4.5cm" svg:height="2cm" svg:x="23.5cm" svg:y="34cm">
          <text:p text:style-name="P2">IGC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2" draw:layer="layout" draw:line-skew="-1.001cm" svg:x1="16.501cm" svg:y1="24cm" svg:x2="10.75cm" svg:y2="19cm" draw:start-shape="id11" draw:start-glue-point="4" draw:end-shape="id9" svg:d="m16501 24000v-3500h-5751v-1500">
          <text:p/>
        </draw:connector>
        <draw:custom-shape draw:style-name="gr4" draw:text-style-name="P5" xml:id="id13" draw:id="id13" draw:layer="layout" svg:width="6.5cm" svg:height="2.5cm" svg:x="29.5cm" svg:y="12cm">
          <draw:glue-point draw:id="4" svg:x="-2.692cm" svg:y="5cm"/>
          <text:p text:style-name="P3"><text:span text:style-name="T1">Task GUI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line-skew="-2.251cm" svg:x1="17.75cm" svg:y1="26.5cm" svg:x2="19.75cm" svg:y2="34cm" draw:start-shape="id11" draw:start-glue-point="2" draw:end-shape="id12" draw:end-glue-point="5" svg:d="m17750 26500v1500h2000v6000">
          <text:p/>
        </draw:connector>
        <draw:connector draw:style-name="gr7" draw:text-style-name="P2" draw:layer="layout" draw:type="curve" draw:line-skew="1.249cm" svg:x1="18.999cm" svg:y1="24cm" svg:x2="32.75cm" svg:y2="14.5cm" draw:start-shape="id11" draw:start-glue-point="5" draw:end-shape="id13" svg:d="m18999 24000c0-5250 13751-500 13751-9500">
          <text:p/>
        </draw:connector>
        <draw:connector draw:style-name="gr6" draw:text-style-name="P2" draw:layer="layout" svg:x1="9.75cm" svg:y1="10.5cm" svg:x2="20.25cm" svg:y2="6.5cm" draw:start-shape="id4" draw:start-glue-point="0" draw:end-shape="id14" draw:end-glue-point="2" svg:d="m9750 10500v-1999h10500v-2001">
          <text:p/>
        </draw:connector>
        <draw:connector draw:style-name="gr6" draw:text-style-name="P2" draw:layer="layout" svg:x1="36cm" svg:y1="10.5cm" svg:x2="20.25cm" svg:y2="6.5cm" draw:start-shape="id15" draw:start-glue-point="0" draw:end-shape="id14" draw:end-glue-point="2" svg:d="m36000 10500v-1999h-15750v-2001">
          <text:p/>
        </draw:connector>
        <draw:custom-shape draw:style-name="gr8" draw:text-style-name="P5" xml:id="id18" draw:id="id18" draw:layer="layout" svg:width="6.5cm" svg:height="2.5cm" svg:x="35cm" svg:y="24cm">
          <draw:glue-point draw:id="4" svg:x="-3.461cm" svg:y="5cm"/>
          <draw:glue-point draw:id="5" svg:x="2.692cm" svg:y="5cm"/>
          <draw:glue-point draw:id="6" svg:x="-1.923cm" svg:y="5cm"/>
          <text:p text:style-name="P3"><text:span text:style-name="T1">FR Communication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cm" svg:height="5cm" svg:x="35cm" svg:y="32.5cm">
          <text:p text:style-name="P1">Flight Recor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7" draw:id="id17" draw:layer="layout" svg:width="4.5cm" svg:height="2cm" svg:x="41.5cm" svg:y="34cm">
          <text:p text:style-name="P2">IGC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19" draw:id="id19" draw:layer="layout" svg:width="4.5cm" svg:height="2cm" svg:x="36cm" svg:y="34cm">
          <text:p text:style-name="P2">Task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2" draw:layer="layout" draw:line-skew="-0.751cm" svg:x1="13.75cm" svg:y1="31cm" svg:x2="7.75cm" svg:y2="26.5cm" draw:start-shape="id16" draw:start-glue-point="5" draw:end-shape="id6" draw:end-glue-point="2" svg:d="m13750 31000v-3000h-6000v-1500">
          <text:p/>
        </draw:connector>
        <draw:connector draw:style-name="gr9" draw:text-style-name="P2" draw:layer="layout" svg:x1="43.75cm" svg:y1="34cm" svg:x2="39.999cm" svg:y2="26.5cm" draw:start-shape="id17" draw:start-glue-point="5" draw:end-shape="id18" draw:end-glue-point="5" svg:d="m43750 34000v-3749h-3751v-3751">
          <text:p/>
        </draw:connector>
        <draw:connector draw:style-name="gr9" draw:text-style-name="P2" draw:layer="layout" svg:x1="38.25cm" svg:y1="26.5cm" svg:x2="38.25cm" svg:y2="34cm" draw:start-shape="id18" draw:start-glue-point="2" draw:end-shape="id19" draw:end-glue-point="5" svg:d="m38250 26500v7500">
          <text:p/>
        </draw:connector>
        <draw:custom-shape draw:style-name="gr4" draw:text-style-name="P5" xml:id="id20" draw:id="id20" draw:layer="layout" svg:width="6.5cm" svg:height="2.5cm" svg:x="42.5cm" svg:y="12cm">
          <text:p text:style-name="P3"><text:span text:style-name="T1">FR Comm. GUI</text:span></text:p>
          <text:p text:style-name="P4"><text:span text:style-name="T2"/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line-skew="1.749cm" svg:x1="38.25cm" svg:y1="24cm" svg:x2="45.75cm" svg:y2="14.5cm" draw:start-shape="id18" draw:start-glue-point="0" draw:end-shape="id20" draw:end-glue-point="2" svg:d="m38250 24000v-3000h7500v-6500">
          <text:p/>
        </draw:connector>
        <draw:connector draw:style-name="gr9" draw:text-style-name="P2" draw:layer="layout" draw:type="curve" svg:x1="21cm" svg:y1="25.25cm" svg:x2="36.001cm" svg:y2="26.5cm" draw:start-shape="id11" draw:start-glue-point="1" draw:end-shape="id18" draw:end-glue-point="4" svg:d="m21000 25250c10500 0 8750 876 9875 1377s5126 626 5126-127">
          <text:p/>
        </draw:connector>
        <draw:connector draw:style-name="gr9" draw:text-style-name="P2" draw:layer="layout" draw:type="curve" svg:x1="37.001cm" svg:y1="26.5cm" svg:x2="28cm" svg:y2="35cm" draw:start-shape="id18" draw:start-glue-point="6" draw:end-shape="id1" draw:end-glue-point="8" svg:d="m37001 26500c0 5667-3000 8500-9001 8500">
          <text:p/>
        </draw:connector>
        <draw:connector draw:style-name="gr9" draw:text-style-name="P6" draw:layer="layout" svg:x1="35cm" svg:y1="25.25cm" svg:x2="30cm" svg:y2="23.25cm" draw:start-shape="id18" draw:start-glue-point="3" draw:end-shape="id2" draw:end-glue-point="1" svg:d="m35000 25250h-2500v-2000h-2500">
          <text:p/>
        </draw:connector>
        <draw:frame draw:style-name="gr10" draw:text-style-name="P7" draw:layer="layout" svg:width="40.5cm" svg:height="3.75cm" svg:x="4.5cm" svg:y="1cm">
          <draw:text-box>
            <text:p><text:span text:style-name="T4">Data Flow</text:span></text:p>
            <text:p><text:span text:style-name="T5">This diagram shows flow of IGCs, tasks and map data.</text:span></text:p>
          </draw:text-box>
        </draw:frame>
        <draw:connector draw:style-name="gr9" draw:text-style-name="P2" draw:layer="layout" draw:type="curve" draw:line-skew="1.749cm" svg:x1="8.999cm" svg:y1="24cm" svg:x2="31.001cm" svg:y2="14.5cm" draw:start-shape="id6" draw:start-glue-point="5" draw:end-shape="id13" draw:end-glue-point="4" svg:d="m8999 24000c0-4500 22002 250 22002-9500">
          <text:p/>
        </draw:connector>
        <draw:frame draw:style-name="gr11" draw:text-style-name="P2" draw:layer="layout" svg:width="4cm" svg:height="0.806cm" svg:x="30cm" svg:y="22.294cm">
          <draw:text-box>
            <text:p text:style-name="P2"><text:span text:style-name="T6">IGC File</text:span></text:p>
          </draw:text-box>
        </draw:frame>
        <draw:frame draw:style-name="gr11" draw:text-style-name="P2" draw:layer="layout" svg:width="4cm" svg:height="0.806cm" svg:x="40.5cm" svg:y="26.694cm">
          <draw:text-box>
            <text:p text:style-name="P2"><text:span text:style-name="T6">IGC File</text:span></text:p>
          </draw:text-box>
        </draw:frame>
        <draw:frame draw:style-name="gr11" draw:text-style-name="P2" draw:layer="layout" svg:width="4cm" svg:height="0.806cm" svg:x="29.5cm" svg:y="33.9cm">
          <draw:text-box>
            <text:p text:style-name="P2"><text:span text:style-name="T6">IGC File</text:span></text:p>
          </draw:text-box>
        </draw:frame>
        <draw:frame draw:style-name="gr11" draw:text-style-name="P2" draw:layer="layout" svg:width="4cm" svg:height="0.806cm" svg:x="38.3cm" svg:y="32.694cm">
          <draw:text-box>
            <text:p text:style-name="P2"><text:span text:style-name="T6">Task</text:span></text:p>
          </draw:text-box>
        </draw:frame>
        <draw:frame draw:style-name="gr11" draw:text-style-name="P2" draw:layer="layout" svg:width="4cm" svg:height="0.806cm" svg:x="33cm" svg:y="26.194cm">
          <draw:text-box>
            <text:p text:style-name="P2"><text:span text:style-name="T6">Task</text:span></text:p>
          </draw:text-box>
        </draw:frame>
        <draw:frame draw:style-name="gr11" draw:text-style-name="P2" draw:layer="layout" svg:width="10cm" svg:height="0.806cm" svg:x="45.8cm" svg:y="16.194cm">
          <draw:text-box>
            <text:p text:style-name="P2"><text:span text:style-name="T6">Comm. status, File list, Thumbnails</text:span></text:p>
          </draw:text-box>
        </draw:frame>
        <draw:frame draw:style-name="gr11" draw:text-style-name="P1" draw:layer="layout" svg:width="5.5cm" svg:height="1.361cm" svg:x="39.2cm" svg:y="16.2cm">
          <draw:text-box>
            <text:p text:style-name="P1"><text:span text:style-name="T6">IGC Data</text:span></text:p>
            <text:p text:style-name="P1"><text:span text:style-name="T6">(for graph rendering)</text:span></text:p>
          </draw:text-box>
        </draw:frame>
        <draw:frame draw:style-name="gr11" draw:text-style-name="P2" draw:layer="layout" svg:width="4cm" svg:height="0.806cm" svg:x="24.5cm" svg:y="26.194cm">
          <draw:text-box>
            <text:p text:style-name="P2"><text:span text:style-name="T6">IGC File</text:span></text:p>
          </draw:text-box>
        </draw:frame>
        <draw:frame draw:style-name="gr11" draw:text-style-name="P1" draw:layer="layout" svg:width="5.5cm" svg:height="1.361cm" svg:x="20.9cm" svg:y="16.339cm">
          <draw:text-box>
            <text:p text:style-name="P1"><text:span text:style-name="T6">IGC Data</text:span></text:p>
            <text:p text:style-name="P1"><text:span text:style-name="T6">(for visualization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47b8b8" draw:fill-gradient-name="Gradient_20_7" draw:fill-hatch-name="Hatch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9T13:22:23.48</meta:creation-date>
    <dc:date>2011-10-31T23:36:42.22</dc:date>
    <meta:editing-duration>PT9H22M4S</meta:editing-duration>
    <meta:editing-cycles>11</meta:editing-cycles>
    <meta:generator>OpenOffice.org/3.3$Win32 OpenOffice.org_project/330m20$Build-9567</meta:generator>
    <meta:document-statistic meta:object-count="60"/>
  </office:meta>
</office:document-meta>
</file>